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2024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202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2022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2021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2020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2019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256" calcext:value-type="float">
            <text:p>58.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2018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44" calcext:value-type="float">
            <text:p>58.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2017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2016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2015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2014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2013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2012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776" calcext:value-type="float">
            <text:p>54.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2011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2010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2008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2008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2006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2005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2004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2002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2002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2000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2000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1999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1998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568" calcext:value-type="float">
            <text:p>53.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1996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1995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1994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568" calcext:value-type="float">
            <text:p>53.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1994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1993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568" calcext:value-type="float">
            <text:p>53.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1992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1991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424" calcext:value-type="float">
            <text:p>52.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1990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1988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188" calcext:value-type="float">
            <text:p>53.14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1988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1987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1986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0376" calcext:value-type="float">
            <text:p>53.30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1984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5136" calcext:value-type="float">
            <text:p>53.28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1983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5616" calcext:value-type="float">
            <text:p>53.31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1982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668" calcext:value-type="float">
            <text:p>53.44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1981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9248" calcext:value-type="float">
            <text:p>53.41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1980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7264" calcext:value-type="float">
            <text:p>53.54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1979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2672" calcext:value-type="float">
            <text:p>53.38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1976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8456" calcext:value-type="float">
            <text:p>53.17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1975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3592" calcext:value-type="float">
            <text:p>53.12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1974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7872" calcext:value-type="float">
            <text:p>53.07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1973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9312" calcext:value-type="float">
            <text:p>53.16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1972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8456" calcext:value-type="float">
            <text:p>53.17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1971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1970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1969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568" calcext:value-type="float">
            <text:p>53.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1968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1966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1964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1956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70</text:p>
          </table:table-cell>
          <table:table-cell office:value-type="string" calcext:value-type="string">
            <text:p>1956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21" meta:object-count="0"/>
    <meta:user-defined meta:name="AppVersion">3.0</meta:user-defined>
  </office:meta>
</office:document-meta>
</file>